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2525ba" officeooo:paragraph-rsid="002525ba"/>
    </style:style>
    <style:style style:name="P2" style:family="paragraph" style:parent-style-name="Footer">
      <style:text-properties officeooo:paragraph-rsid="001a56db"/>
    </style:style>
    <style:style style:name="P3" style:family="paragraph" style:parent-style-name="Footer_20_right">
      <style:text-properties officeooo:paragraph-rsid="002525ba"/>
    </style:style>
    <style:style style:name="P4" style:family="paragraph" style:parent-style-name="Text_20_body">
      <style:text-properties officeooo:paragraph-rsid="000244a9"/>
    </style:style>
    <style:style style:name="P5" style:family="paragraph" style:parent-style-name="Text_20_body">
      <style:text-properties officeooo:rsid="0008db97" officeooo:paragraph-rsid="0008db97"/>
    </style:style>
    <style:style style:name="P6" style:family="paragraph" style:parent-style-name="Text_20_body">
      <style:text-properties officeooo:rsid="000c02a7" officeooo:paragraph-rsid="000c02a7"/>
    </style:style>
    <style:style style:name="P7" style:family="paragraph" style:parent-style-name="Text_20_body">
      <style:text-properties officeooo:rsid="000b9345" officeooo:paragraph-rsid="000b9345"/>
    </style:style>
    <style:style style:name="P8" style:family="paragraph" style:parent-style-name="Text_20_body">
      <style:text-properties officeooo:rsid="00219f41" officeooo:paragraph-rsid="00219f41"/>
    </style:style>
    <style:style style:name="P9" style:family="paragraph" style:parent-style-name="Text_20_body">
      <style:text-properties officeooo:rsid="000aaa9d" officeooo:paragraph-rsid="002f8345"/>
    </style:style>
    <style:style style:name="P10" style:family="paragraph" style:parent-style-name="Numbering_20_1">
      <style:text-properties officeooo:paragraph-rsid="000244a9"/>
    </style:style>
    <style:style style:name="P11" style:family="paragraph" style:parent-style-name="Title">
      <style:text-properties officeooo:rsid="000798e5" officeooo:paragraph-rsid="000798e5"/>
    </style:style>
    <style:style style:name="P12" style:family="paragraph" style:parent-style-name="Heading_20_1">
      <style:text-properties officeooo:rsid="0008db97" officeooo:paragraph-rsid="0008db97"/>
    </style:style>
    <style:style style:name="P13" style:family="paragraph" style:parent-style-name="Heading_20_1">
      <style:text-properties officeooo:paragraph-rsid="000798e5"/>
    </style:style>
    <style:style style:name="P14" style:family="paragraph" style:parent-style-name="Numbering_20_2">
      <style:text-properties officeooo:paragraph-rsid="00024ca5"/>
    </style:style>
    <style:style style:name="P15" style:family="paragraph" style:parent-style-name="Numbering_20_2">
      <style:text-properties officeooo:paragraph-rsid="00046b0d"/>
    </style:style>
    <style:style style:name="P16" style:family="paragraph" style:parent-style-name="List_20_Contents">
      <style:text-properties officeooo:paragraph-rsid="002fcc8f"/>
    </style:style>
    <style:style style:name="P17" style:family="paragraph" style:parent-style-name="List_20_Contents" style:list-style-name="List_20_4">
      <style:text-properties officeooo:paragraph-rsid="002fcc8f"/>
    </style:style>
    <style:style style:name="P18" style:family="paragraph" style:parent-style-name="List_20_Contents" style:list-style-name="List_20_4">
      <style:text-properties officeooo:paragraph-rsid="002fef58"/>
    </style:style>
    <style:style style:name="P19" style:family="paragraph" style:parent-style-name="List_20_Contents" style:list-style-name="List_20_4">
      <style:text-properties officeooo:paragraph-rsid="00389235"/>
    </style:style>
    <style:style style:name="P20" style:family="paragraph" style:parent-style-name="List_20_Contents">
      <style:text-properties officeooo:rsid="00024ca5" officeooo:paragraph-rsid="00024ca5"/>
    </style:style>
    <style:style style:name="P21" style:family="paragraph" style:parent-style-name="List_20_Contents">
      <style:text-properties officeooo:paragraph-rsid="0003f02a"/>
    </style:style>
    <style:style style:name="P22" style:family="paragraph" style:parent-style-name="List_20_Contents" style:list-style-name="List_20_4">
      <style:text-properties officeooo:rsid="0003f02a" officeooo:paragraph-rsid="002fcc8f"/>
    </style:style>
    <style:style style:name="P23" style:family="paragraph" style:parent-style-name="List_20_Contents" style:list-style-name="List_20_4">
      <style:text-properties officeooo:rsid="00046b0d" officeooo:paragraph-rsid="00046b0d"/>
    </style:style>
    <style:style style:name="P24" style:family="paragraph" style:parent-style-name="List_20_Contents" style:list-style-name="List_20_4">
      <style:text-properties officeooo:rsid="0022f946" officeooo:paragraph-rsid="0031dac5"/>
    </style:style>
    <style:style style:name="P25" style:family="paragraph" style:parent-style-name="List_20_Contents">
      <style:text-properties officeooo:paragraph-rsid="00046b0d"/>
    </style:style>
    <style:style style:name="P26" style:family="paragraph" style:parent-style-name="List_20_Contents" style:list-style-name="List_20_4">
      <style:text-properties officeooo:rsid="0018efec" officeooo:paragraph-rsid="0018efec"/>
    </style:style>
    <style:style style:name="P27" style:family="paragraph" style:parent-style-name="List_20_Contents" style:list-style-name="List_20_4">
      <style:text-properties officeooo:rsid="0017e121" officeooo:paragraph-rsid="0017e121"/>
    </style:style>
    <style:style style:name="P28" style:family="paragraph" style:parent-style-name="List_20_Contents" style:list-style-name="List_20_4">
      <style:text-properties officeooo:rsid="00326b89" officeooo:paragraph-rsid="00326b89"/>
    </style:style>
    <style:style style:name="P29" style:family="paragraph" style:parent-style-name="List_20_Contents" style:list-style-name="List_20_4" style:master-page-name="">
      <loext:graphic-properties draw:fill="none" draw:fill-color="#729fcf"/>
      <style:paragraph-properties fo:margin-top="0cm" fo:margin-bottom="0.499cm" loext:contextual-spacing="false" fo:text-align="justify" style:justify-single-word="false" style:page-number="auto" fo:background-color="transparent" style:shadow="none">
        <style:tab-stops/>
      </style:paragraph-properties>
      <style:text-properties officeooo:paragraph-rsid="002fcc8f"/>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Contents_20_2">
      <style:paragraph-properties>
        <style:tab-stops>
          <style:tab-stop style:position="16.501cm" style:type="right" style:leader-style="dotted" style:leader-text="."/>
        </style:tab-stops>
      </style:paragraph-properties>
    </style:style>
    <style:style style:name="P32"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08db97"/>
    </style:style>
    <style:style style:name="T2" style:family="text">
      <style:text-properties officeooo:rsid="000b2133"/>
    </style:style>
    <style:style style:name="T3" style:family="text">
      <style:text-properties officeooo:rsid="000d2136"/>
    </style:style>
    <style:style style:name="T4" style:family="text">
      <style:text-properties officeooo:rsid="00124c63"/>
    </style:style>
    <style:style style:name="T5" style:family="text">
      <style:text-properties officeooo:rsid="0012b665"/>
    </style:style>
    <style:style style:name="T6" style:family="text">
      <style:text-properties officeooo:rsid="0013eff5"/>
    </style:style>
    <style:style style:name="T7" style:family="text">
      <style:text-properties officeooo:rsid="0014c3e0"/>
    </style:style>
    <style:style style:name="T8" style:family="text">
      <style:text-properties officeooo:rsid="001551ea"/>
    </style:style>
    <style:style style:name="T9" style:family="text">
      <style:text-properties officeooo:rsid="0017e121"/>
    </style:style>
    <style:style style:name="T10" style:family="text">
      <style:text-properties officeooo:rsid="0018efec"/>
    </style:style>
    <style:style style:name="T11" style:family="text">
      <style:text-properties officeooo:rsid="001f99f5"/>
    </style:style>
    <style:style style:name="T12" style:family="text">
      <style:text-properties officeooo:rsid="00223774"/>
    </style:style>
    <style:style style:name="T13" style:family="text">
      <style:text-properties officeooo:rsid="002b6320"/>
    </style:style>
    <style:style style:name="T14" style:family="text">
      <style:text-properties officeooo:rsid="002bfaa5"/>
    </style:style>
    <style:style style:name="T15" style:family="text">
      <style:text-properties officeooo:rsid="002db668"/>
    </style:style>
    <style:style style:name="T16" style:family="text">
      <style:text-properties officeooo:rsid="002edf0b"/>
    </style:style>
    <style:style style:name="T17" style:family="text">
      <style:text-properties officeooo:rsid="002f8345"/>
    </style:style>
    <style:style style:name="T18" style:family="text">
      <style:text-properties officeooo:rsid="00165ebb"/>
    </style:style>
    <style:style style:name="T19" style:family="text">
      <style:text-properties officeooo:rsid="002fcc8f"/>
    </style:style>
    <style:style style:name="T20" style:family="text">
      <style:text-properties officeooo:rsid="00260969"/>
    </style:style>
    <style:style style:name="T21" style:family="text">
      <style:text-properties officeooo:rsid="001ea711"/>
    </style:style>
    <style:style style:name="T22" style:family="text">
      <style:text-properties officeooo:rsid="001d344d"/>
    </style:style>
    <style:style style:name="T23" style:family="text">
      <style:text-properties officeooo:rsid="001f3b75"/>
    </style:style>
    <style:style style:name="T24" style:family="text">
      <style:text-properties officeooo:rsid="001f6927"/>
    </style:style>
    <style:style style:name="T25" style:family="text">
      <style:text-properties officeooo:rsid="001fa5c5"/>
    </style:style>
    <style:style style:name="T26" style:family="text">
      <style:text-properties officeooo:rsid="00215141"/>
    </style:style>
    <style:style style:name="T27" style:family="text">
      <style:text-properties officeooo:rsid="00201f49"/>
    </style:style>
    <style:style style:name="T28" style:family="text">
      <style:text-properties officeooo:rsid="0022f946"/>
    </style:style>
    <style:style style:name="T29" style:family="text">
      <style:text-properties officeooo:rsid="0031dac5"/>
    </style:style>
    <style:style style:name="T30" style:family="text">
      <style:text-properties officeooo:rsid="00046b0d"/>
    </style:style>
    <style:style style:name="T31" style:family="text">
      <style:text-properties officeooo:rsid="00358827"/>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Urbain-Spécifications du projet</text:p>
      <text:p text:style-name="Numbering_20_1">Sujet du projet :</text:p>
      <text:p text:style-name="P5">Réalisation d’une simulation de l’évolution d’individus dans un environnement.</text:p>
      <text:p text:style-name="Numbering_20_1">Auteur :</text:p>
      <text:p text:style-name="P5">Sabia Mohamed – Lunda Lionel – Liguori Quentin</text:p>
      <text:p text:style-name="Numbering_20_1">Date :</text:p>
      <text:p text:style-name="P5">Janvier 2019</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0"><text:a xlink:type="simple" xlink:href="#__RefHeading___Toc282_1649313625" text:style-name="Index_20_Link" text:visited-style-name="Index_20_Link">I. Introduction au projet<text:tab/>3</text:a></text:p>
          <text:p text:style-name="P31"><text:a xlink:type="simple" xlink:href="#__RefHeading___Toc284_1649313625" text:style-name="Index_20_Link" text:visited-style-name="Index_20_Link">I.A. Objectif et périmètre<text:tab/>3</text:a></text:p>
          <text:p text:style-name="P32"><text:a xlink:type="simple" xlink:href="#__RefHeading___Toc286_1649313625" text:style-name="Index_20_Link" text:visited-style-name="Index_20_Link">I.A.i. L’objectif du projet<text:tab/>3</text:a></text:p>
          <text:p text:style-name="P32"><text:a xlink:type="simple" xlink:href="#__RefHeading___Toc288_1649313625" text:style-name="Index_20_Link" text:visited-style-name="Index_20_Link">I.A.ii. Le périmètre du projet<text:tab/>3</text:a></text:p>
          <text:p text:style-name="P31"><text:a xlink:type="simple" xlink:href="#__RefHeading___Toc290_1649313625" text:style-name="Index_20_Link" text:visited-style-name="Index_20_Link">I.B. Motivation<text:tab/>3</text:a></text:p>
          <text:p text:style-name="P30"><text:a xlink:type="simple" xlink:href="#__RefHeading___Toc292_1649313625" text:style-name="Index_20_Link" text:visited-style-name="Index_20_Link">II. Spécifications du projet<text:tab/>4</text:a></text:p>
          <text:p text:style-name="P31"><text:a xlink:type="simple" xlink:href="#__RefHeading___Toc294_1649313625" text:style-name="Index_20_Link" text:visited-style-name="Index_20_Link">II.A. Notions de bases et ­contraintes du projet<text:tab/>4</text:a></text:p>
          <text:p text:style-name="P31"><text:a xlink:type="simple" xlink:href="#__RefHeading___Toc296_1649313625" text:style-name="Index_20_Link" text:visited-style-name="Index_20_Link">II.B. Fonctionnalités attendues du projet<text:tab/>5</text:a></text:p>
          <text:p text:style-name="P32"><text:a xlink:type="simple" xlink:href="#__RefHeading___Toc298_1649313625" text:style-name="Index_20_Link" text:visited-style-name="Index_20_Link">II.B.i. La ville<text:tab/>5</text:a></text:p>
          <text:p text:style-name="P32"><text:a xlink:type="simple" xlink:href="#__RefHeading___Toc300_1649313625" text:style-name="Index_20_Link" text:visited-style-name="Index_20_Link">II.B.ii. Les individus<text:tab/>5</text:a></text:p>
          <text:p text:style-name="P32"><text:a xlink:type="simple" xlink:href="#__RefHeading___Toc302_1649313625" text:style-name="Index_20_Link" text:visited-style-name="Index_20_Link">II.B.iii. Les comportements<text:tab/>6</text:a></text:p>
          <text:p text:style-name="P32"><text:a xlink:type="simple" xlink:href="#__RefHeading___Toc304_1649313625" text:style-name="Index_20_Link" text:visited-style-name="Index_20_Link">II.B.iv. Les émotions<text:tab/>6</text:a></text:p>
          <text:p text:style-name="P32"><text:a xlink:type="simple" xlink:href="#__RefHeading___Toc306_1649313625" text:style-name="Index_20_Link" text:visited-style-name="Index_20_Link">II.B.v. Les événements<text:tab/>6</text:a></text:p>
          <text:p text:style-name="P32"><text:a xlink:type="simple" xlink:href="#__RefHeading___Toc441_1649313625" text:style-name="Index_20_Link" text:visited-style-name="Index_20_Link">II.B.vi. L’interface graphique<text:tab/>6</text:a></text:p>
          <text:p text:style-name="P32"><text:a xlink:type="simple" xlink:href="#__RefHeading___Toc310_1649313625" text:style-name="Index_20_Link" text:visited-style-name="Index_20_Link">II.B.vii. Fonctionnalités optionnelles<text:tab/>7</text:a></text:p>
        </text:index-body>
      </text:table-of-content>
      <text:h text:style-name="P12" text:outline-level="1"><text:bookmark-start text:name="__RefHeading___Toc282_1649313625"/>Introduction au projet<text:bookmark-end text:name="__RefHeading___Toc282_1649313625"/></text:h>
      <text:h text:style-name="Heading_20_2" text:outline-level="2"><text:bookmark-start text:name="__RefHeading___Toc284_1649313625"/>Objectif et périmètre<text:bookmark-end text:name="__RefHeading___Toc284_1649313625"/></text:h>
      <text:h text:style-name="Numbering_20_2" text:outline-level="3"><text:bookmark-start text:name="__RefHeading___Toc286_1649313625"/><text:span text:style-name="Strong_20_Emphasis">L’objectif du projet</text:span><text:bookmark-end text:name="__RefHeading___Toc286_1649313625"/></text:h>
      <text:p text:style-name="P9">L’objectif du projet est de faire évoluer un ensemble d’individus dans un environnement urbain. Les individus seront soumis <text:span text:style-name="T18">aux mêmes</text:span> règles, mais auront tous des comportements plus ou moins différents selon certains paramètres aléatoires ou définis par l’utilisateur <text:span text:style-name="T2">qui les feront par conséquent évoluer différemment.</text:span></text:p>
      <text:h text:style-name="Numbering_20_2" text:outline-level="3"><text:bookmark-start text:name="__RefHeading___Toc288_1649313625"/><text:span text:style-name="Strong_20_Emphasis"><text:span text:style-name="T2">Le périmètre du projet</text:span></text:span> <text:bookmark-end text:name="__RefHeading___Toc288_1649313625"/></text:h>
      <text:p text:style-name="P7">Lors de ce projet, nous nous limiterons à un jeu en 2D avec une vue de hau<text:span text:style-name="T11">t.</text:span></text:p>
      <text:p text:style-name="P8">L’échelle de taille des <text:span text:style-name="T12">décors</text:span> ne changera jamais et la vue sera tout le temps la <text:span text:style-name="T12">même</text:span> <text:span text:style-name="T12">sans aucune variation</text:span>.</text:p>
      <text:p text:style-name="P8">Cette disposition nous permettra de créer un très grand environnement, et permet<text:span text:style-name="T12">tra</text:span> au joueur de se déplacer dans plusieurs directions(au moins 4). De plus, le joueur ne sera jamais perdu dans ces environnements, car les repères sont stables et en même temps permettent d’admirer les décors.</text:p>
      <text:h text:style-name="Heading_20_2" text:outline-level="2"><text:bookmark-start text:name="__RefHeading___Toc290_1649313625"/>Motivation<text:bookmark-end text:name="__RefHeading___Toc290_1649313625"/></text:h>
      <text:p text:style-name="P6">Nos motivations, pour avoir pris ce projet sont tout d’abord le fait que ce projet <text:span text:style-name="T3">rassemble</text:span> plusieurs <text:span text:style-name="T3">objectifs</text:span> <text:span text:style-name="T3">qui nous </text:span>intéres<text:span text:style-name="T3">saient</text:span> <text:span text:style-name="T3">beaucoup, </text:span>tel que les événements aléatoires, <text:span text:style-name="T3">la réalisation d’action dans le temps, la création d’avatar, etc. Enfin, ce qui nous à décidé est qu’urbain ressemble beaucoup au jeu Sims, jeu auquel nous avons joué étant plus petits(et encore aujourd’hui), c’est alors un défi qu’on a voulu relever de recréer ce jeu. Certes, nous ne sommes pas encore en mesure de reproduire exactement le jeu Sims, mais nous voulons faire quelque chose qui s’en rapproche d’un certain point de vue et qui y fait penser.</text:span></text:p>
      <text:h text:style-name="P13" text:outline-level="1"><text:bookmark-start text:name="__RefHeading___Toc292_1649313625"/>Spécifications du projet<text:bookmark-end text:name="__RefHeading___Toc292_1649313625"/></text:h>
      <text:h text:style-name="Heading_20_2" text:outline-level="2"><text:bookmark-start text:name="__RefHeading___Toc294_1649313625"/>Notions de bases et <text:span text:style-name="T1">­</text:span>contraintes du projet<text:bookmark-end text:name="__RefHeading___Toc294_1649313625"/></text:h>
      <text:p text:style-name="P10">Individu :</text:p>
      <text:p text:style-name="Text_20_body">Les individus ont des comportements, des modes de vie et des déplacements qui leur sont propres. Dans ce projet, nous verrons comment évolue un groupe d’individus dans un environnent paramétré <text:s/>par l’utilisateur ou fournis aléatoirement.</text:p>
      <text:p text:style-name="Numbering_20_1">Espace d’évolution :</text:p>
      <text:p text:style-name="P4">L’espace d’évolution dans laquelle différents individu évolueront est composé de plusieurs bâtiment<text:span text:style-name="T13">s</text:span> remplissant des <text:span text:style-name="T17">fonctions</text:span> distinct<text:span text:style-name="T17">es</text:span> (hôpital, école, cinéma, restaurant, etc.) chacun séparé par des routes respectant un plan urbain (i.e. : plan d’une ville). Il sera l’élément dans lequel différents « Individu » évolueront.</text:p>
      <text:p text:style-name="Numbering_20_1">Temps réel :</text:p>
      <text:p text:style-name="P4">En informatique, un système en temps réel est une application ou plus généralement un système pour lequel le respect des contraintes temporelles dans l’exécution des traitements est aussi important que le résultat de ces traitements. Ainsi, dans ce projet, l’évolution du temps réel influera sur l’exécution des actions ou des besoins des individus. La notion de temps pourra être modifié<text:span text:style-name="T13">e</text:span>, dans le sens ou l’utilisateur pourra accélérer ou non le déroulement du temps dans la partie.</text:p>
      <text:p text:style-name="Numbering_20_1">Comportement :</text:p>
      <text:p text:style-name="P4">Le comportement est un ensemble de paramètre définissant les réactions des individus. Ainsi dans ce projet, le comportement des individus sera modifié selon l’altération de ces paramètres, ce qui influera sur leur mode de vie. Les besoins, les habitudes et les événements occasionnel ou le déroulement du temps font des parties des nombreux motifs pouvant modifier l’ensemble de leurs réactions. Les principaux paramètres seront : la faim, l’énergie, le divertissement et le social (cf Besoin)</text:p>
      <text:p text:style-name="Numbering_20_1">Déplacement :</text:p>
      <text:p text:style-name="P4">Dans ce projet, les déplacements s’effectueront sur un tracé orienté et pondéré respectant le plan urbain défini, par conséquent, les personnages auront le choix de se déplacer à pied, à vélo, en voiture. Selon le mode de déplacement, les individus seront soumis à certaines contraintes (ex : marcher sur le trottoir, limitation de vitesse, etc).</text:p>
      <text:p text:style-name="Numbering_20_1"><text:soft-page-break/>Besoins :</text:p>
      <text:p text:style-name="P4">Les besoins pris en compte dans ce projet seront : la faim, l’énergie, le divertissement et le social, qui seront chacun représenté par une jauge. Ils influent sur le mode de vie des individus qui les pousse à réaliser certaines actions pouvant satisfaire le besoin ciblé dans le but de faire remonter sa jauge.</text:p>
      <text:h text:style-name="Heading_20_2" text:outline-level="2"><text:bookmark-start text:name="__RefHeading___Toc296_1649313625"/>Fonctionnalités attendues du projet<text:bookmark-end text:name="__RefHeading___Toc296_1649313625"/></text:h>
      <text:h text:style-name="Numbering_20_2" text:outline-level="3"><text:bookmark-start text:name="__RefHeading___Toc298_1649313625"/><text:span text:style-name="Strong_20_Emphasis">La ville</text:span><text:bookmark-end text:name="__RefHeading___Toc298_1649313625"/></text:h>
      <text:list xml:id="list4116574105" text:style-name="List_20_4">
        <text:list-item>
          <text:p text:style-name="P16">L<text:span text:style-name="T4">e plan de la</text:span> ville <text:span text:style-name="T4">est</text:span> construit préalablement et afficher au lancement du jeu. <text:span text:style-name="T8">Il n’est pas modifiable et ne change donc pas tout au long de la partie.</text:span></text:p>
        </text:list-item>
        <text:list-item>
          <text:p text:style-name="P16">Elle <text:span text:style-name="T7">est</text:span> <text:span text:style-name="T8">composée </text:span>de bâtiments <text:span text:style-name="T8">(</text:span>cibles<text:span text:style-name="T8">)</text:span>, dans lesquels les individus pourron<text:span text:style-name="T14">t</text:span> effectuer des actions diverses permettant de les satisfaire pour faire remonter le niveau des jauges correspondant<text:span text:style-name="T8">.</text:span></text:p>
        </text:list-item>
        <text:list-item>
          <text:p text:style-name="List_20_Contents">Les bâtiments <text:span text:style-name="T8">(</text:span>cibles<text:span text:style-name="T8">)</text:span> posséderont une capacité maximale de personnes pouvant effectuer une action dans celui-ci. <text:span text:style-name="T8">Cette capacité atteinte, l’individu ne pourra pas y accéder.</text:span></text:p>
        </text:list-item>
        <text:list-item>
          <text:p text:style-name="P29">Les bâtiments <text:span text:style-name="T20">(</text:span>cibles<text:span text:style-name="T20">)</text:span>, <text:span text:style-name="T20">sont</text:span> relié<text:span text:style-name="T5">s</text:span> par des routes dans lesquelles les individus sont obligés de circuler <text:span text:style-name="T5">pour satisfaire certain de leurs besoins</text:span>, <text:span text:style-name="T5">s</text:span>es routes tiendron<text:span text:style-name="T21">t</text:span> compte d<text:span text:style-name="T5">es règles de la sécurité routière,</text:span> des intersections <text:span text:style-name="T22">munis de feu rouge pour certains dans le but de </text:span>créer un trafic, <text:span text:style-name="T5">fluides ou aussi</text:span> <text:span text:style-name="T22">créer </text:span>des embouteillages.</text:p>
        </text:list-item>
        <text:list-item>
          <text:p text:style-name="P20">Les routes seront orientées et pondérées pour pouvoir contrôler la vitesse et la direction des individus.</text:p>
        </text:list-item>
      </text:list>
      <text:h text:style-name="P14" text:outline-level="3"><text:bookmark-start text:name="__RefHeading___Toc300_1649313625"/><text:span text:style-name="Strong_20_Emphasis">Les individus</text:span><text:bookmark-end text:name="__RefHeading___Toc300_1649313625"/></text:h>
      <text:list xml:id="list210049726956108" text:continue-numbering="true" text:style-name="List_20_4">
        <text:list-item>
          <text:p text:style-name="P21">Les individus seront créer manuellement par l’utilisateur ou automatiquement de manière aléatoire tiré<text:span text:style-name="T15">e</text:span> au sort dans une liste de comportements <text:span text:style-name="T6">et de paramètres</text:span>.</text:p>
        </text:list-item>
        <text:list-item>
          <text:p text:style-name="P21">Ils auront des jauges propres qui permettront de représenter leurs besoins, tel<text:span text:style-name="T15">s</text:span> que la fatigue, la faim, le divertissement ou encore les actions sociales.</text:p>
        </text:list-item>
        <text:list-item>
          <text:p text:style-name="P17">Les jauges propres à ces personnages diminueront <text:span text:style-name="T23">en fonction du</text:span> temps <text:span text:style-name="T23">de</text:span>s actions effectué<text:span text:style-name="T24">es</text:span> par <text:span text:style-name="T24">l’individu </text:span>ou ordonné par l’utilisateur. Celles-ci pourron<text:span text:style-name="T24">t</text:span> être <text:span text:style-name="T6">ré-augmentés</text:span> en faisant des actions correspondantes au besoin en question.</text:p>
        </text:list-item>
        <text:list-item>
          <text:p text:style-name="P21">Ces individus auront des objectifs de déplacement correspondant à leurs besoins (ex : retourner chez lui pour se reposer, aller au cinéma pour se divertir, etc) qui pourront être influ<text:span text:style-name="T16">é</text:span> par leur comportement et les actions d’autres individus.</text:p>
        </text:list-item>
        <text:list-item>
          <text:p text:style-name="P17">Chaque individu aura des actions programmés en fonction des paramètres de départ ou de ceux qui ont évolué pendant la partie(ex : <text:span text:style-name="T19">i</text:span>l a un travail → il doit aller au travail de 9h à 16h, <text:soft-page-break/><text:span text:style-name="T25">autre possibilité</text:span> si le personnage est en dépression, il a un travail → choix d’aller au travail ou non → conséquence, <text:span text:style-name="T25">possibilités qu’il n’aille pas au travail</text:span>, etc.).</text:p>
        </text:list-item>
        <text:list-item>
          <text:p text:style-name="P22">Si un individu se rend dans un bâtiment <text:span text:style-name="T19">(</text:span>cible<text:span text:style-name="T19">)</text:span> et que celui-<text:span text:style-name="T26">c</text:span>i est plein, <text:span text:style-name="T27">il attendra alors devant qu’une place se libère ou sinon l’utilisateur pourra décider de lui faire accomplir une autre tâche</text:span>.</text:p>
        </text:list-item>
      </text:list>
      <text:h text:style-name="Numbering_20_2" text:outline-level="3"><text:bookmark-start text:name="__RefHeading___Toc302_1649313625"/><text:span text:style-name="Strong_20_Emphasis">Les comportements</text:span><text:bookmark-end text:name="__RefHeading___Toc302_1649313625"/></text:h>
      <text:list xml:id="list210049752267449" text:continue-numbering="true" text:style-name="List_20_4">
        <text:list-item>
          <text:p text:style-name="P18">Les comportements dépendront des traits <text:span text:style-name="T28">de caractères</text:span> du personnage <text:span text:style-name="T28">et de son mode de vie</text:span> qui seront choisi<text:span text:style-name="T28">s</text:span> par l’utilisateur au début de la partie, ou seront choisi aléatoire parmi une liste.</text:p>
        </text:list-item>
        <text:list-item>
          <text:p text:style-name="P23">Les comportements influeront sur les actions des individus en fonction des traits choisi en début de partie et de l’état des jauge<text:span text:style-name="T17">s</text:span> de besoin des individus.</text:p>
        </text:list-item>
      </text:list>
      <text:h text:style-name="P15" text:outline-level="3"><text:bookmark-start text:name="__RefHeading___Toc304_1649313625"/><text:span text:style-name="Strong_20_Emphasis">Les émotions</text:span><text:bookmark-end text:name="__RefHeading___Toc304_1649313625"/></text:h>
      <text:list xml:id="list210049950211212" text:continue-numbering="true" text:style-name="List_20_4">
        <text:list-item>
          <text:p text:style-name="P24">Lors de ce projet les émotions seront représentées par les relations entre les individus elle pourront être amicales, amoureuses ou haineuses.. Ces relations peuvent varier(passer d’une amicale à tendue) et ont un impact sur la jauge social de l’individu.</text:p>
        </text:list-item>
      </text:list>
      <text:h text:style-name="Numbering_20_2" text:outline-level="3"><text:bookmark-start text:name="__RefHeading___Toc306_1649313625"/><text:span text:style-name="Strong_20_Emphasis">Les événements</text:span><text:bookmark-end text:name="__RefHeading___Toc306_1649313625"/></text:h>
      <text:p text:style-name="List_20_Heading">Les événements pourront être :</text:p>
      <text:list xml:id="list210049784217839" text:continue-numbering="true" text:style-name="List_20_4">
        <text:list-item>
          <text:p text:style-name="P25">Programmé, les individus auront des actions en conséquences elle<text:span text:style-name="T9">s</text:span> aussi programmé<text:span text:style-name="T9">es</text:span> qui interviendrons dans la journée de ceux-ci(ex : tombé de la nuit).</text:p>
        </text:list-item>
        <text:list-item>
          <text:p text:style-name="P23">Aléatoire, ceux-ci interviendrons et empêcherons l’action d’un individu sur un plus court terme(ex : rencontre avec un ami → discussion → mise en retard sur le « planning » de la journée), ou de manière définitive (ex : accidents de voiture → mort de l’individu).</text:p>
        </text:list-item>
      </text:list>
      <text:h text:style-name="Numbering_20_2" text:outline-level="3"><text:bookmark-start text:name="__RefHeading___Toc441_1649313625"/><text:span text:style-name="Strong_20_Emphasis">L’interface graphique</text:span><text:bookmark-end text:name="__RefHeading___Toc441_1649313625"/></text:h>
      <text:p text:style-name="List_20_Heading">L’interface graphique permettra à l’utilisateur de :</text:p>
      <text:list xml:id="list210051522142758" text:continue-numbering="true" text:style-name="List_20_4">
        <text:list-item>
          <text:p text:style-name="P25">Sélectionner un individu.</text:p>
        </text:list-item>
        <text:list-item>
          <text:p text:style-name="P25">Donner des ordres de déplacement et d’action à l’individu sélectionné.</text:p>
        </text:list-item>
        <text:list-item>
          <text:p text:style-name="P25">Avoir des informations sur le personnage sélectionné.</text:p>
        </text:list-item>
        <text:list-item>
          <text:p text:style-name="P25">Consulter la liste de tout les individus, <text:span text:style-name="T29">leurs états, leurs positions, etc</text:span>.</text:p>
        </text:list-item>
        <text:list-item>
          <text:p text:style-name="P23">Consulter l’état d’un bâtiment (ouvert ou fermé, s’il est complet, etc).</text:p>
        </text:list-item>
        <text:list-item>
          <text:p text:style-name="P26">Sélectionner un bâtiment(cible) et consulter l’effectif des bâtiment identiques à celui-ci dans la ville.</text:p>
        </text:list-item>
        <text:list-item>
          <text:p text:style-name="P27">Mettre le jeu en pause et reprendre quand il le souhaite en retrouvant le temps <text:span text:style-name="T10">réel laissé avant la pause.</text:span></text:p>
        </text:list-item>
        <text:list-item>
          <text:p text:style-name="P26"><text:soft-page-break/>Quitter le jeu.</text:p>
        </text:list-item>
      </text:list>
      <text:h text:style-name="Numbering_20_2" text:outline-level="3"><text:bookmark-start text:name="__RefHeading___Toc310_1649313625"/><text:span text:style-name="Strong_20_Emphasis">Fonctionnalités optionnelles</text:span><text:bookmark-end text:name="__RefHeading___Toc310_1649313625"/></text:h>
      <text:list xml:id="list210051019903731" text:continue-numbering="true" text:style-name="List_20_4">
        <text:list-item>
          <text:p text:style-name="P25">L’utilisateur pourra jouer en temps réel ou accéléré </text:p>
        </text:list-item>
        <text:list-item>
          <text:p text:style-name="P25">Les individus pourront avoir des moyens de déplacement différents.</text:p>
        </text:list-item>
        <text:list-item>
          <text:p text:style-name="P23">Les bâtiments <text:span text:style-name="T9">(</text:span>cibles<text:span text:style-name="T9">)</text:span> pourront avoir des horaires d’ouverture obligeant au personnage de se rendre dans un autre bâtiment.</text:p>
        </text:list-item>
        <text:list-item>
          <text:p text:style-name="P28">Une partie des événements aléatoires concernera la mort des individus. Quand ils effectueront une action, cette action aura une certaine probabilité de tuer l’individu(ex : l’individu mange <text:span text:style-name="T30">→ </text:span>l’individu meure étouffé.).</text:p>
        </text:list-item>
        <text:list-item>
          <text:p text:style-name="P19"><text:span text:style-name="T31">Deux individus très amoureux pourront </text:span>emménager<text:span text:style-name="T31"> ensembl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101cm" fo:margin-bottom="0.3cm" loext:contextual-spacing="false" fo:line-height="115%" fo:text-align="justify" style:justify-single-word="false" fo:text-indent="1cm" style:auto-text-indent="false" style:page-number="auto">
        <style:tab-stops/>
      </style:paragraph-properties>
      <style:text-properties style:font-name="Arial" fo:font-family="Arial" style:font-style-name="Normal" style:font-family-generic="swiss" style:font-pitch="variable" fo:font-size="11pt" style:font-size-asian="10.5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1cm" fo:margin-bottom="0.499cm" loext:contextual-spacing="false" style:page-number="auto" fo:break-before="page" style:writing-mod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7cm" loext:contextual-spacing="false"/>
      <style:text-properties fo:font-size="115%" fo:font-weight="bold" style:font-size-asian="115%" style:font-weight-asian="bold" style:font-size-complex="115%" style:font-weight-complex="normal"/>
    </style:style>
    <style:style style:name="Numbering_20_1" style:display-name="Numbering 1" style:family="paragraph" style:parent-style-name="List" style:class="list">
      <style:paragraph-properties fo:margin-left="0.635cm" fo:margin-right="0cm" fo:margin-top="0.199cm" fo:margin-bottom="0.3cm" loext:contextual-spacing="false" fo:text-indent="-0.635cm" style:auto-text-indent="false"/>
      <style:text-properties fo:font-size="11pt" fo:font-weight="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2" style:display-name="Numbering 2" style:family="paragraph" style:parent-style-name="List" style:default-outline-level="3" style:class="list">
      <style:paragraph-properties fo:margin-left="1.27cm" fo:margin-right="0cm" fo:margin-top="0cm" fo:margin-bottom="0.212cm" loext:contextual-spacing="false" fo:text-indent="-0.635cm" style:auto-text-indent="false"/>
      <style:text-properties fo:font-size="12pt" fo:font-weight="bold"/>
    </style:style>
    <style:style style:name="Heading_20_4" style:display-name="Heading 4" style:family="paragraph" style:parent-style-name="Heading" style:next-style-name="Text_20_body"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default-outline-level="" style:list-style-name="List_20_4" style:class="html" style:master-page-name="">
      <loext:graphic-properties draw:fill="none" draw:fill-color="#729fcf"/>
      <style:paragraph-properties fo:margin-top="0cm" fo:margin-bottom="0.499cm" loext:contextual-spacing="false" fo:text-align="justify" style:justify-single-word="false" style:page-number="auto" fo:background-color="transparent" style:shadow="none">
        <style:tab-stops/>
      </style:paragraph-properties>
      <style:text-properties style:font-name="Arial" fo:font-family="Arial" style:font-style-name="Normal" style:font-family-generic="swiss" style:font-pitch="variable" fo:font-size="11pt" style:font-size-asian="10.5pt"/>
    </style:style>
    <style:style style:name="Frame_20_contents" style:display-name="Frame contents" style:family="paragraph" style:parent-style-name="Standard" style:class="extra"/>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text-properties style:font-name="Arial" fo:font-family="Arial" style:font-style-name="Normal" style:font-family-generic="swiss" style:font-pitch="variable" fo:font-size="11pt"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4cm" loext:contextual-spacing="false" fo:text-indent="0cm" style:auto-text-indent="false"/>
      <style:text-properties style:font-name="Arial" fo:font-family="Arial" style:font-style-name="Normal" style:font-family-generic="swiss" style:font-pitch="variable" fo:font-size="11pt" style:font-size-asian="10.5pt"/>
    </style:style>
    <style:style style:name="Title" style:family="paragraph" style:parent-style-name="Heading" style:next-style-name="Text_20_body" style:class="chapter" style:master-page-name="">
      <style:paragraph-properties fo:margin-top="4.001cm" fo:margin-bottom="1.499cm" loext:contextual-spacing="false" fo:text-align="center" style:justify-single-word="false" style:page-number="auto" style:writing-mode="page"/>
      <style:text-properties fo:font-size="28pt" fo:font-weight="bold" style:font-size-asian="28pt" style:font-weight-asian="bold" style:font-size-complex="28pt" style:font-weight-complex="normal"/>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fo:text-align="center" style:justify-single-word="false" text:number-lines="false" text:line-number="0" style:writing-mode="page">
        <style:tab-stops>
          <style:tab-stop style:position="8.5cm" style:type="center"/>
          <style:tab-stop style:position="17cm" style:type="right"/>
        </style:tab-stops>
      </style:paragraph-properties>
      <style:text-properties style:font-name="Arial" fo:font-family="Arial" style:font-style-name="Normal" style:font-family-generic="swiss" style:font-pitch="variable" fo:font-size="11pt" style:font-size-asian="10.5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writing-mode="pag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Normal" style:font-family-generic="swiss" style:font-pitch="variable" fo:font-size="11pt" style:font-size-asian="10.5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suffix="." style:num-format="I">
        <style:list-level-properties text:list-level-position-and-space-mode="label-alignment">
          <style:list-level-label-alignment text:label-followed-by="listtab"/>
        </style:list-level-properties>
      </text:outline-level-style>
      <text:outline-level-style text:level="2" style:num-suffix="." style:num-format="A" text:display-levels="2">
        <style:list-level-properties text:list-level-position-and-space-mode="label-alignment">
          <style:list-level-label-alignment text:label-followed-by="listtab"/>
        </style:list-level-properties>
      </text:outline-level-style>
      <text:outline-level-style text:level="3" style:num-suffix="." style:num-format="i"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2525ba" officeooo:paragraph-rsid="002525ba"/>
    </style:style>
    <style:style style:name="MP2" style:family="paragraph" style:parent-style-name="Footer">
      <style:text-properties officeooo:paragraph-rsid="001a56db"/>
    </style:style>
    <style:style style:name="MP3" style:family="paragraph" style:parent-style-name="Footer_20_right">
      <style:text-properties officeooo:paragraph-rsid="002525b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Urbain-Spécifications du projet</text:p>
      </style:header>
      <style:footer>
        <text:p text:style-name="MP2"><text:page-number text:select-page="current">5</text:page-number>/<text:page-count>7</text:page-count></text:p>
        <text:p text:style-name="MP3">LIGUORI Quentin- SABIA Mohamed- LUNDA Lionel</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5T18:57:14.007000000</meta:creation-date>
    <dc:date>2019-01-26T21:00:49.377785648</dc:date>
    <meta:editing-duration>PT1H58M10S</meta:editing-duration>
    <meta:editing-cycles>31</meta:editing-cycles>
    <meta:generator>LibreOffice/6.0.7.3$Linux_X86_64 LibreOffice_project/00m0$Build-3</meta:generator>
    <dc:creator>Quentin Liguori</dc:creator>
    <meta:document-statistic meta:table-count="0" meta:image-count="0" meta:object-count="0" meta:page-count="7" meta:paragraph-count="89" meta:word-count="1483" meta:character-count="9333" meta:non-whitespace-character-count="7980"/>
  </office:meta>
</office:document-meta>
</file>